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textarea-horizontal-align="justify" draw:textarea-vertical-align="top" draw:auto-grow-height="false" fo:min-height="26.35cm" fo:min-width="17.8cm" style:writing-mode="lr-tb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withoutfill">
      <style:graphic-properties svg:stroke-color="#000000" draw:fill="solid" draw:textarea-vertical-align="middle" loext:decorative="false"/>
    </style:style>
    <style:style style:name="gr5" style:family="graphic" style:parent-style-name="standard">
      <style:graphic-properties svg:stroke-color="#000000" draw:textarea-horizontal-align="justify" draw:textarea-vertical-align="top" draw:auto-grow-height="false" fo:min-height="23.026cm" fo:min-width="16.8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textarea-horizontal-align="justify" draw:textarea-vertical-align="top" draw:auto-grow-height="false" fo:min-height="9.215cm" fo:min-width="15.456cm" style:writing-mode="lr-tb" loext:decorative="false"/>
      <style:paragraph-properties style:writing-mode="lr-tb"/>
    </style:style>
    <style:style style:name="gr7" style:family="graphic">
      <style:graphic-properties loext:decorative="false"/>
    </style:style>
    <style:style style:name="gr8" style:family="graphic" style:parent-style-name="standard">
      <style:graphic-properties draw:textarea-horizontal-align="justify" draw:textarea-vertical-align="top" draw:auto-grow-height="false" fo:min-height="9.699cm" fo:min-width="15.551cm" style:writing-mode="lr-tb" loext:decorative="false"/>
      <style:paragraph-properties style:writing-mode="lr-tb"/>
    </style:style>
    <style:style style:name="co1" style:family="table-column">
      <style:table-column-properties style:column-width="6.894cm" style:use-optimal-column-width="false"/>
    </style:style>
    <style:style style:name="co2" style:family="table-column">
      <style:table-column-properties style:column-width="2.206cm" style:use-optimal-column-width="false"/>
    </style:style>
    <style:style style:name="co3" style:family="table-column">
      <style:table-column-properties style:column-width="8.2cm" style:use-optimal-column-width="false"/>
    </style:style>
    <style:style style:name="co4" style:family="table-column">
      <style:table-column-properties style:column-width="6.358cm" style:use-optimal-column-width="false"/>
    </style:style>
    <style:style style:name="co5" style:family="table-column">
      <style:table-column-properties style:column-width="2.034cm" style:use-optimal-column-width="false"/>
    </style:style>
    <style:style style:name="co6" style:family="table-column">
      <style:table-column-properties style:column-width="7.561cm" style:use-optimal-column-width="false"/>
    </style:style>
    <style:style style:name="co7" style:family="table-column">
      <style:table-column-properties style:column-width="5.061cm" style:use-optimal-column-width="false"/>
    </style:style>
    <style:style style:name="co8" style:family="table-column">
      <style:table-column-properties style:column-width="5.062cm" style:use-optimal-column-width="false"/>
    </style:style>
    <style:style style:name="co9" style:family="table-column">
      <style:table-column-properties style:column-width="5.06cm" style:use-optimal-column-width="false"/>
    </style:style>
    <style:style style:name="co10" style:family="table-column">
      <style:table-column-properties style:column-width="5.063cm" style:use-optimal-column-width="false"/>
    </style:style>
    <style:style style:name="co11" style:family="table-column">
      <style:table-column-properties style:column-width="5.042cm" style:use-optimal-column-width="false"/>
    </style:style>
    <style:style style:name="co12" style:family="table-column">
      <style:table-column-properties style:column-width="5.04cm" style:use-optimal-column-width="false"/>
    </style:style>
    <style:style style:name="co13" style:family="table-column">
      <style:table-column-properties style:column-width="5.041cm" style:use-optimal-column-width="false"/>
    </style:style>
    <style:style style:name="ro1" style:family="table-row">
      <style:table-row-properties style:row-height="0.612cm" style:use-optimal-row-height="false"/>
    </style:style>
    <style:style style:name="ro2" style:family="table-row">
      <style:table-row-properties style:row-height="0.59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0.5pt" style:font-size-asian="10.5pt" style:font-size-complex="10.5pt"/>
    </style:style>
    <style:style style:name="ce2" style:family="table-cell">
      <loext:graphic-properties draw:textarea-vertical-align="middle"/>
      <style:paragraph-properties fo:text-align="center"/>
      <style:text-properties fo:font-size="10pt" style:font-size-asian="10pt" style:font-size-complex="10pt"/>
    </style:style>
    <style:style style:name="ce3" style:family="table-cell">
      <loext:graphic-properties draw:textarea-vertical-align="middle"/>
      <style:paragraph-properties fo:text-align="center"/>
      <style:text-properties fo:font-size="8pt" style:font-size-asian="8pt" style:font-size-complex="8pt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style:font-size-asian="10.5pt" style:font-size-complex="10.5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  <style:text-properties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18.3cm" svg:height="26.6cm" svg:x="1.4cm" svg:y="1.3cm">
            <text:p text:style-name="P1"><text:span text:style-name="T1">I</text:span><text:span text:style-name="T1">M</text:span><text:span text:style-name="T1">A</text:span><text:span text:style-name="T1">G</text:span><text:span text:style-name="T1">E</text:span><text:span text:style-name="T1"> </text:span><text:span text:style-name="T1">C</text:span><text:span text:style-name="T1">O</text:span><text:span text:style-name="T1">M</text:span><text:span text:style-name="T1">P</text:span><text:span text:style-name="T1">R</text:span><text:span text:style-name="T1">E</text:span><text:span text:style-name="T1">S</text:span><text:span text:style-name="T1">S</text:span><text:span text:style-name="T1">O</text:span><text:span text:style-name="T1">R</text:span></text:p>
            <draw:enhanced-geometry svg:viewBox="0 0 21600 21600" draw:type="rectangle" draw:enhanced-path="M 0 0 L 21600 0 21600 21600 0 21600 0 0 Z N"/>
          </draw:custom-shape>
          <draw:g draw:style-name="gr1">
            <draw:frame draw:style-name="gr3" draw:layer="layout" svg:width="17.299cm" svg:height="1.223cm" svg:x="1.8cm" svg:y="2.047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column table:style-name="co3"/>
                <table:table-row table:style-name="ro1" table:default-cell-style-name="ce1">
                  <table:table-cell>
                    <text:p text:style-name="P3"><text:span text:style-name="T2">image_compressor_input_layer</text:span></text:p>
                  </table:table-cell>
                  <table:table-cell>
                    <text:p text:style-name="P3"><text:span text:style-name="T2">Input:</text:span></text:p>
                  </table:table-cell>
                  <table:table-cell>
                    <text:p text:style-name="P3"><text:span text:style-name="T2">[(BatchSize,28,28,1)]</text:span></text:p>
                  </table:table-cell>
                </table:table-row>
                <table:table-row table:style-name="ro1" table:default-cell-style-name="ce1">
                  <table:table-cell>
                    <text:p text:style-name="P4"><text:span text:style-name="T2">InputLayer</text:span></text:p>
                  </table:table-cell>
                  <table:table-cell>
                    <text:p text:style-name="P3"><text:span text:style-name="T2">Output:</text:span></text:p>
                  </table:table-cell>
                  <table:table-cell>
                    <text:p text:style-name="P3"><text:span text:style-name="T2">[(BatchSize,28,28,1)]</text:span></text:p>
                  </table:table-cell>
                </table:table-row>
              </table:table>
              <draw:image xlink:href="Pictures/TablePreview1.svm" xlink:type="simple" xlink:show="embed" xlink:actuate="onLoad"/>
            </draw:frame>
            <draw:line draw:style-name="gr4" draw:text-style-name="P5" draw:layer="layout" svg:x1="10.1cm" svg:y1="3.941cm" svg:x2="10.1cm" svg:y2="3.354cm">
              <text:p/>
            </draw:line>
            <draw:g draw:style-name="gr1">
              <draw:custom-shape draw:style-name="gr5" draw:text-style-name="P2" draw:layer="layout" svg:width="17.3cm" svg:height="23.276cm" svg:x="1.8cm" svg:y="4.038cm">
                <text:p text:style-name="P1"><text:span text:style-name="T3">GENERATOR</text:span></text:p>
                <draw:enhanced-geometry svg:viewBox="0 0 21600 21600" draw:type="rectangle" draw:enhanced-path="M 0 0 L 21600 0 21600 21600 0 21600 0 0 Z N"/>
              </draw:custom-shape>
              <draw:g draw:style-name="gr1">
                <draw:frame draw:style-name="gr3" draw:layer="layout" svg:width="15.952cm" svg:height="1.223cm" svg:x="2.521cm" svg:y="4.688cm">
                  <table:table table:template-name="default" table:use-first-row-styles="true" table:use-banding-rows-styles="true">
                    <table:table-column table:style-name="co4"/>
                    <table:table-column table:style-name="co5"/>
                    <table:table-column table:style-name="co6"/>
                    <table:table-row table:style-name="ro1" table:default-cell-style-name="ce1">
                      <table:table-cell>
                        <text:p text:style-name="P3"><text:span text:style-name="T2">generator_input_layer</text:span></text:p>
                      </table:table-cell>
                      <table:table-cell>
                        <text:p text:style-name="P3"><text:span text:style-name="T2">Input:</text:span></text:p>
                      </table:table-cell>
                      <table:table-cell>
                        <text:p text:style-name="P3"><text:span text:style-name="T2">[(BatchSize,28,28,1)]</text:span></text:p>
                      </table:table-cell>
                    </table:table-row>
                    <table:table-row table:style-name="ro1" table:default-cell-style-name="ce1">
                      <table:table-cell>
                        <text:p text:style-name="P4"><text:span text:style-name="T2">InputLayer</text:span></text:p>
                      </table:table-cell>
                      <table:table-cell>
                        <text:p text:style-name="P3"><text:span text:style-name="T2">Output:</text:span></text:p>
                      </table:table-cell>
                      <table:table-cell>
                        <text:p text:style-name="P3"><text:span text:style-name="T2">[(BatchSize,28,28,1)]</text:span></text:p>
                      </table:table-cell>
                    </table:table-row>
                  </table:table>
                  <draw:image xlink:href="Pictures/TablePreview2.svm" xlink:type="simple" xlink:show="embed" xlink:actuate="onLoad"/>
                </draw:frame>
                <draw:line draw:style-name="gr4" draw:text-style-name="P5" draw:layer="layout" svg:x1="10.162cm" svg:y1="6.326cm" svg:x2="10.162cm" svg:y2="5.928cm">
                  <text:p/>
                </draw:line>
                <draw:g draw:style-name="gr1">
                  <draw:g draw:style-name="gr1">
                    <draw:g draw:style-name="gr1">
                      <draw:custom-shape draw:style-name="gr6" draw:text-style-name="P2" draw:layer="layout" svg:width="15.956cm" svg:height="9.465cm" svg:x="2.472cm" svg:y="6.425cm">
                        <text:p text:style-name="P1"><text:span text:style-name="T4">ENCODER</text:span></text:p>
                        <draw:enhanced-geometry svg:viewBox="0 0 21600 21600" draw:mirror-horizontal="false" draw:mirror-vertical="false" draw:type="rectangle" draw:enhanced-path="M 0 0 L 21600 0 21600 21600 0 21600 0 0 Z N"/>
                      </draw:custom-shape>
                      <draw:frame draw:style-name="gr3" draw:layer="layout" svg:width="15.183cm" svg:height="1.189cm" svg:x="2.828cm" svg:y="7.303cm">
                        <table:table table:template-name="default" table:use-first-row-styles="true" table:use-banding-rows-styles="true">
                          <table:table-column table:style-name="co7"/>
                          <table:table-column table:style-name="co7"/>
                          <table:table-column table:style-name="co8"/>
                          <table:table-row table:style-name="ro2" table:default-cell-style-name="ce2">
                            <table:table-cell>
                              <text:p text:style-name="P6"><text:span text:style-name="T5">encoder_layer_1_input</text:span></text:p>
                            </table:table-cell>
                            <table:table-cell>
                              <text:p text:style-name="P6"><text:span text:style-name="T5">Input:</text:span></text:p>
                            </table:table-cell>
                            <table:table-cell table:style-name="ce3">
                              <text:p text:style-name="P7"><text:span text:style-name="T5">[(BatchSize,28,28,1)]</text:span></text:p>
                            </table:table-cell>
                          </table:table-row>
                          <table:table-row table:style-name="ro2" table:default-cell-style-name="ce2">
                            <table:table-cell>
                              <text:p text:style-name="P8"><text:span text:style-name="T5">InputLayer</text:span></text:p>
                            </table:table-cell>
                            <table:table-cell>
                              <text:p text:style-name="P6"><text:span text:style-name="T5">Output:</text:span></text:p>
                            </table:table-cell>
                            <table:table-cell>
                              <text:p text:style-name="P6"><text:span text:style-name="T5">[(BatchSize,28,28,1)]</text:span></text:p>
                            </table:table-cell>
                          </table:table-row>
                        </table:table>
                        <draw:image xlink:href="Pictures/TablePreview3.svm" xlink:type="simple" xlink:show="embed" xlink:actuate="onLoad"/>
                      </draw:frame>
                    </draw:g>
                    <draw:g draw:style-name="gr7">
                      <draw:frame draw:style-name="gr3" draw:layer="layout" svg:width="15.183cm" svg:height="1.189cm" svg:x="2.766cm" svg:y="8.752cm">
                        <table:table table:template-name="default" table:use-first-row-styles="true" table:use-banding-rows-styles="true">
                          <table:table-column table:style-name="co7"/>
                          <table:table-column table:style-name="co7"/>
                          <table:table-column table:style-name="co8"/>
                          <table:table-row table:style-name="ro2" table:default-cell-style-name="ce2">
                            <table:table-cell>
                              <text:p text:style-name="P6"><text:span text:style-name="T5">encoder_layer_1</text:span></text:p>
                            </table:table-cell>
                            <table:table-cell>
                              <text:p text:style-name="P6"><text:span text:style-name="T5">Input:</text:span></text:p>
                            </table:table-cell>
                            <table:table-cell table:style-name="ce3">
                              <text:p text:style-name="P7"><text:span text:style-name="T5">[(BatchSize,28,28,1)]</text:span></text:p>
                            </table:table-cell>
                          </table:table-row>
                          <table:table-row table:style-name="ro2" table:default-cell-style-name="ce2">
                            <table:table-cell>
                              <text:p text:style-name="P8"><text:span text:style-name="T5">Conv2D</text:span></text:p>
                            </table:table-cell>
                            <table:table-cell>
                              <text:p text:style-name="P6"><text:span text:style-name="T5">Output:</text:span></text:p>
                            </table:table-cell>
                            <table:table-cell>
                              <text:p text:style-name="P6"><text:span text:style-name="T5">[(BatchSize,14,14,20)]</text:span></text:p>
                            </table:table-cell>
                          </table:table-row>
                        </table:table>
                        <draw:image xlink:href="Pictures/TablePreview4.svm" xlink:type="simple" xlink:show="embed" xlink:actuate="onLoad"/>
                      </draw:frame>
                      <draw:frame draw:style-name="gr3" draw:layer="layout" svg:width="15.182cm" svg:height="1.189cm" svg:x="2.802cm" svg:y="10.217cm">
                        <table:table table:template-name="default" table:use-first-row-styles="true" table:use-banding-rows-styles="true">
                          <table:table-column table:style-name="co9"/>
                          <table:table-column table:style-name="co9"/>
                          <table:table-column table:style-name="co10"/>
                          <table:table-row table:style-name="ro2" table:default-cell-style-name="ce2">
                            <table:table-cell>
                              <text:p text:style-name="P6"><text:span text:style-name="T5">encoder_layer_2</text:span></text:p>
                            </table:table-cell>
                            <table:table-cell>
                              <text:p text:style-name="P6"><text:span text:style-name="T5">Input:</text:span></text:p>
                            </table:table-cell>
                            <table:table-cell table:style-name="ce3">
                              <text:p text:style-name="P7"><text:span text:style-name="T5">[(BatchSize,14,14,20)]</text:span></text:p>
                            </table:table-cell>
                          </table:table-row>
                          <table:table-row table:style-name="ro2" table:default-cell-style-name="ce2">
                            <table:table-cell>
                              <text:p text:style-name="P8"><text:span text:style-name="T5">Conv2D</text:span></text:p>
                            </table:table-cell>
                            <table:table-cell>
                              <text:p text:style-name="P6"><text:span text:style-name="T5">Output:</text:span></text:p>
                            </table:table-cell>
                            <table:table-cell>
                              <text:p text:style-name="P6"><text:span text:style-name="T5">[(BatchSize,7,7,50)]</text:span></text:p>
                            </table:table-cell>
                          </table:table-row>
                        </table:table>
                        <draw:image xlink:href="Pictures/TablePreview5.svm" xlink:type="simple" xlink:show="embed" xlink:actuate="onLoad"/>
                      </draw:frame>
                      <draw:frame draw:style-name="gr3" draw:layer="layout" svg:width="15.183cm" svg:height="1.189cm" svg:x="2.839cm" svg:y="11.638cm">
                        <table:table table:template-name="default" table:use-first-row-styles="true" table:use-banding-rows-styles="true">
                          <table:table-column table:style-name="co7"/>
                          <table:table-column table:style-name="co7"/>
                          <table:table-column table:style-name="co8"/>
                          <table:table-row table:style-name="ro2" table:default-cell-style-name="ce2">
                            <table:table-cell>
                              <text:p text:style-name="P6"><text:span text:style-name="T5">encoder_layer_3</text:span></text:p>
                            </table:table-cell>
                            <table:table-cell>
                              <text:p text:style-name="P6"><text:span text:style-name="T5">Input:</text:span></text:p>
                            </table:table-cell>
                            <table:table-cell table:style-name="ce3">
                              <text:p text:style-name="P7"><text:span text:style-name="T5">[(BatchSize,7,7,50)]</text:span></text:p>
                            </table:table-cell>
                          </table:table-row>
                          <table:table-row table:style-name="ro2" table:default-cell-style-name="ce2">
                            <table:table-cell>
                              <text:p text:style-name="P8"><text:span text:style-name="T5">Flatten</text:span></text:p>
                            </table:table-cell>
                            <table:table-cell>
                              <text:p text:style-name="P6"><text:span text:style-name="T5">Output:</text:span></text:p>
                            </table:table-cell>
                            <table:table-cell>
                              <text:p text:style-name="P6"><text:span text:style-name="T5">[(BatchSize,2450)]</text:span></text:p>
                            </table:table-cell>
                          </table:table-row>
                        </table:table>
                        <draw:image xlink:href="Pictures/TablePreview6.svm" xlink:type="simple" xlink:show="embed" xlink:actuate="onLoad"/>
                      </draw:frame>
                      <draw:frame draw:style-name="gr3" draw:layer="layout" svg:width="15.183cm" svg:height="1.189cm" svg:x="2.837cm" svg:y="13.036cm">
                        <table:table table:template-name="default" table:use-first-row-styles="true" table:use-banding-rows-styles="true">
                          <table:table-column table:style-name="co7"/>
                          <table:table-column table:style-name="co7"/>
                          <table:table-column table:style-name="co8"/>
                          <table:table-row table:style-name="ro2" table:default-cell-style-name="ce2">
                            <table:table-cell>
                              <text:p text:style-name="P6"><text:span text:style-name="T5">encoder_layer_4</text:span></text:p>
                            </table:table-cell>
                            <table:table-cell>
                              <text:p text:style-name="P6"><text:span text:style-name="T5">Input:</text:span></text:p>
                            </table:table-cell>
                            <table:table-cell table:style-name="ce3">
                              <text:p text:style-name="P7"><text:span text:style-name="T5">[(BatchSize,2450)]</text:span></text:p>
                            </table:table-cell>
                          </table:table-row>
                          <table:table-row table:style-name="ro2" table:default-cell-style-name="ce2">
                            <table:table-cell>
                              <text:p text:style-name="P8"><text:span text:style-name="T5">Dense</text:span></text:p>
                            </table:table-cell>
                            <table:table-cell>
                              <text:p text:style-name="P6"><text:span text:style-name="T5">Output:</text:span></text:p>
                            </table:table-cell>
                            <table:table-cell>
                              <text:p text:style-name="P6"><text:span text:style-name="T5">[(BatchSize,500)]</text:span></text:p>
                            </table:table-cell>
                          </table:table-row>
                        </table:table>
                        <draw:image xlink:href="Pictures/TablePreview7.svm" xlink:type="simple" xlink:show="embed" xlink:actuate="onLoad"/>
                      </draw:frame>
                      <draw:frame draw:style-name="gr3" draw:layer="layout" svg:width="15.183cm" svg:height="1.189cm" svg:x="2.834cm" svg:y="14.477cm">
                        <table:table table:template-name="default" table:use-first-row-styles="true" table:use-banding-rows-styles="true">
                          <table:table-column table:style-name="co7"/>
                          <table:table-column table:style-name="co7"/>
                          <table:table-column table:style-name="co8"/>
                          <table:table-row table:style-name="ro2" table:default-cell-style-name="ce2">
                            <table:table-cell>
                              <text:p text:style-name="P6"><text:span text:style-name="T5">compressed_representation</text:span></text:p>
                            </table:table-cell>
                            <table:table-cell>
                              <text:p text:style-name="P6"><text:span text:style-name="T5">Input:</text:span></text:p>
                            </table:table-cell>
                            <table:table-cell table:style-name="ce3">
                              <text:p text:style-name="P7"><text:span text:style-name="T5">[(BatchSize,500)]</text:span></text:p>
                            </table:table-cell>
                          </table:table-row>
                          <table:table-row table:style-name="ro2" table:default-cell-style-name="ce2">
                            <table:table-cell>
                              <text:p text:style-name="P8"><text:span text:style-name="T5">Dense</text:span></text:p>
                            </table:table-cell>
                            <table:table-cell>
                              <text:p text:style-name="P6"><text:span text:style-name="T5">Output:</text:span></text:p>
                            </table:table-cell>
                            <table:table-cell>
                              <text:p text:style-name="P6"><text:span text:style-name="T5">[(BatchSize,50)]</text:span></text:p>
                            </table:table-cell>
                          </table:table-row>
                        </table:table>
                        <draw:image xlink:href="Pictures/TablePreview8.svm" xlink:type="simple" xlink:show="embed" xlink:actuate="onLoad"/>
                      </draw:frame>
                      <draw:line draw:style-name="gr4" draw:text-style-name="P5" draw:layer="layout" svg:x1="10.066cm" svg:y1="8.701cm" svg:x2="10.066cm" svg:y2="8.428cm">
                        <text:p/>
                      </draw:line>
                      <draw:line draw:style-name="gr4" draw:text-style-name="P5" draw:layer="layout" svg:x1="10.066cm" svg:y1="10.157cm" svg:x2="10.066cm" svg:y2="9.884cm">
                        <text:p/>
                      </draw:line>
                      <draw:line draw:style-name="gr4" draw:text-style-name="P5" draw:layer="layout" svg:x1="10.066cm" svg:y1="11.614cm" svg:x2="10.066cm" svg:y2="11.341cm">
                        <text:p/>
                      </draw:line>
                      <draw:line draw:style-name="gr4" draw:text-style-name="P5" draw:layer="layout" svg:x1="10.066cm" svg:y1="13.025cm" svg:x2="10.066cm" svg:y2="12.752cm">
                        <text:p/>
                      </draw:line>
                      <draw:line draw:style-name="gr4" draw:text-style-name="P5" draw:layer="layout" svg:x1="10.066cm" svg:y1="14.436cm" svg:x2="10.066cm" svg:y2="14.163cm">
                        <text:p/>
                      </draw:line>
                    </draw:g>
                  </draw:g>
                  <draw:line draw:style-name="gr4" draw:text-style-name="P5" draw:layer="layout" svg:x1="10.162cm" svg:y1="16.472cm" svg:x2="10.162cm" svg:y2="15.892cm">
                    <text:p/>
                  </draw:line>
                  <draw:g draw:style-name="gr1">
                    <draw:custom-shape draw:style-name="gr8" draw:text-style-name="P2" draw:layer="layout" svg:width="16.051cm" svg:height="9.949cm" svg:x="2.472cm" svg:y="16.57cm">
                      <text:p text:style-name="P1"><text:span text:style-name="T6">Decoder</text:span></text:p>
                      <draw:enhanced-geometry svg:viewBox="0 0 21600 21600" draw:type="rectangle" draw:enhanced-path="M 0 0 L 21600 0 21600 21600 0 21600 0 0 Z N"/>
                    </draw:custom-shape>
                    <draw:g draw:style-name="gr7">
                      <draw:frame draw:style-name="gr3" draw:layer="layout" svg:width="15.123cm" svg:height="1.189cm" svg:x="2.918cm" svg:y="17.535cm">
                        <table:table table:template-name="default" table:use-first-row-styles="true" table:use-banding-rows-styles="true">
                          <table:table-column table:style-name="co11"/>
                          <table:table-column table:style-name="co11"/>
                          <table:table-column table:style-name="co12"/>
                          <table:table-row table:style-name="ro2" table:default-cell-style-name="ce2">
                            <table:table-cell>
                              <text:p text:style-name="P6"><text:span text:style-name="T5">decoder_layer_1</text:span></text:p>
                            </table:table-cell>
                            <table:table-cell>
                              <text:p text:style-name="P6"><text:span text:style-name="T5">Input:</text:span></text:p>
                            </table:table-cell>
                            <table:table-cell>
                              <text:p text:style-name="P6"><text:span text:style-name="T5">[(BatchSize,50)]</text:span></text:p>
                            </table:table-cell>
                          </table:table-row>
                          <table:table-row table:style-name="ro2" table:default-cell-style-name="ce2">
                            <table:table-cell>
                              <text:p text:style-name="P8"><text:span text:style-name="T5">Dense</text:span></text:p>
                            </table:table-cell>
                            <table:table-cell>
                              <text:p text:style-name="P6"><text:span text:style-name="T5">Output:</text:span></text:p>
                            </table:table-cell>
                            <table:table-cell>
                              <text:p text:style-name="P6"><text:span text:style-name="T5">[(BatchSize,500)]</text:span></text:p>
                            </table:table-cell>
                          </table:table-row>
                        </table:table>
                        <draw:image xlink:href="Pictures/TablePreview9.svm" xlink:type="simple" xlink:show="embed" xlink:actuate="onLoad"/>
                      </draw:frame>
                      <draw:frame draw:style-name="gr3" draw:layer="layout" svg:width="15.124cm" svg:height="1.189cm" svg:x="2.883cm" svg:y="19.065cm">
                        <table:table table:template-name="default" table:use-first-row-styles="true" table:use-banding-rows-styles="true">
                          <table:table-column table:style-name="co11"/>
                          <table:table-column table:style-name="co11"/>
                          <table:table-column table:style-name="co13"/>
                          <table:table-row table:style-name="ro2" table:default-cell-style-name="ce2">
                            <table:table-cell>
                              <text:p text:style-name="P6"><text:span text:style-name="T5">decoder_layer_2</text:span></text:p>
                            </table:table-cell>
                            <table:table-cell>
                              <text:p text:style-name="P6"><text:span text:style-name="T5">Input:</text:span></text:p>
                            </table:table-cell>
                            <table:table-cell>
                              <text:p text:style-name="P6"><text:span text:style-name="T5">[(BatchSize,500)]</text:span></text:p>
                            </table:table-cell>
                          </table:table-row>
                          <table:table-row table:style-name="ro2" table:default-cell-style-name="ce2">
                            <table:table-cell>
                              <text:p text:style-name="P8"><text:span text:style-name="T5">Dense</text:span></text:p>
                            </table:table-cell>
                            <table:table-cell>
                              <text:p text:style-name="P6"><text:span text:style-name="T5">Output:</text:span></text:p>
                            </table:table-cell>
                            <table:table-cell>
                              <text:p text:style-name="P6"><text:span text:style-name="T5">[(BatchSize,2450)]</text:span></text:p>
                            </table:table-cell>
                          </table:table-row>
                        </table:table>
                        <draw:image xlink:href="Pictures/TablePreview10.svm" xlink:type="simple" xlink:show="embed" xlink:actuate="onLoad"/>
                      </draw:frame>
                      <draw:frame draw:style-name="gr3" draw:layer="layout" svg:width="15.124cm" svg:height="1.189cm" svg:x="2.899cm" svg:y="20.544cm">
                        <table:table table:template-name="default" table:use-first-row-styles="true" table:use-banding-rows-styles="true">
                          <table:table-column table:style-name="co11"/>
                          <table:table-column table:style-name="co11"/>
                          <table:table-column table:style-name="co13"/>
                          <table:table-row table:style-name="ro2" table:default-cell-style-name="ce2">
                            <table:table-cell>
                              <text:p text:style-name="P6"><text:span text:style-name="T5">decoder_layer_3</text:span></text:p>
                            </table:table-cell>
                            <table:table-cell>
                              <text:p text:style-name="P6"><text:span text:style-name="T5">Input:</text:span></text:p>
                            </table:table-cell>
                            <table:table-cell>
                              <text:p text:style-name="P6"><text:span text:style-name="T5">[(BatchSize,2450)]</text:span></text:p>
                            </table:table-cell>
                          </table:table-row>
                          <table:table-row table:style-name="ro2" table:default-cell-style-name="ce2">
                            <table:table-cell>
                              <text:p text:style-name="P8"><text:span text:style-name="T5">Reshape</text:span></text:p>
                            </table:table-cell>
                            <table:table-cell>
                              <text:p text:style-name="P6"><text:span text:style-name="T5">Output:</text:span></text:p>
                            </table:table-cell>
                            <table:table-cell>
                              <text:p text:style-name="P6"><text:span text:style-name="T5">[(BatchSize,7,7,50)]</text:span></text:p>
                            </table:table-cell>
                          </table:table-row>
                        </table:table>
                        <draw:image xlink:href="Pictures/TablePreview11.svm" xlink:type="simple" xlink:show="embed" xlink:actuate="onLoad"/>
                      </draw:frame>
                      <draw:frame draw:style-name="gr3" draw:layer="layout" svg:width="15.124cm" svg:height="1.189cm" svg:x="2.881cm" svg:y="22.002cm">
                        <table:table table:template-name="default" table:use-first-row-styles="true" table:use-banding-rows-styles="true">
                          <table:table-column table:style-name="co11"/>
                          <table:table-column table:style-name="co11"/>
                          <table:table-column table:style-name="co13"/>
                          <table:table-row table:style-name="ro2" table:default-cell-style-name="ce2">
                            <table:table-cell>
                              <text:p text:style-name="P6"><text:span text:style-name="T5">decoder_layer_3</text:span></text:p>
                            </table:table-cell>
                            <table:table-cell>
                              <text:p text:style-name="P6"><text:span text:style-name="T5">Input:</text:span></text:p>
                            </table:table-cell>
                            <table:table-cell>
                              <text:p text:style-name="P6"><text:span text:style-name="T5">[(BatchSize,7,7,50)]</text:span></text:p>
                            </table:table-cell>
                          </table:table-row>
                          <table:table-row table:style-name="ro2" table:default-cell-style-name="ce2">
                            <table:table-cell>
                              <text:p text:style-name="P8"><text:span text:style-name="T5">Conv2D</text:span></text:p>
                            </table:table-cell>
                            <table:table-cell>
                              <text:p text:style-name="P6"><text:span text:style-name="T5">Output:</text:span></text:p>
                            </table:table-cell>
                            <table:table-cell>
                              <text:p text:style-name="P6"><text:span text:style-name="T5">[(BatchSize,14,14,20)]</text:span></text:p>
                            </table:table-cell>
                          </table:table-row>
                        </table:table>
                        <draw:image xlink:href="Pictures/TablePreview12.svm" xlink:type="simple" xlink:show="embed" xlink:actuate="onLoad"/>
                      </draw:frame>
                      <draw:frame draw:style-name="gr3" draw:layer="layout" svg:width="15.124cm" svg:height="1.189cm" svg:x="2.836cm" svg:y="23.525cm">
                        <table:table table:template-name="default" table:use-first-row-styles="true" table:use-banding-rows-styles="true">
                          <table:table-column table:style-name="co11"/>
                          <table:table-column table:style-name="co11"/>
                          <table:table-column table:style-name="co13"/>
                          <table:table-row table:style-name="ro2" table:default-cell-style-name="ce2">
                            <table:table-cell>
                              <text:p text:style-name="P6"><text:span text:style-name="T5">decoder_layer_4</text:span></text:p>
                            </table:table-cell>
                            <table:table-cell>
                              <text:p text:style-name="P6"><text:span text:style-name="T5">Input:</text:span></text:p>
                            </table:table-cell>
                            <table:table-cell>
                              <text:p text:style-name="P6"><text:span text:style-name="T5">[(BatchSize,14,14,20)]</text:span></text:p>
                            </table:table-cell>
                          </table:table-row>
                          <table:table-row table:style-name="ro2" table:default-cell-style-name="ce2">
                            <table:table-cell>
                              <text:p text:style-name="P8"><text:span text:style-name="T5">Conv2D</text:span></text:p>
                            </table:table-cell>
                            <table:table-cell>
                              <text:p text:style-name="P6"><text:span text:style-name="T5">Output:</text:span></text:p>
                            </table:table-cell>
                            <table:table-cell>
                              <text:p text:style-name="P6"><text:span text:style-name="T5">[(BatchSize,28,28,1)]</text:span></text:p>
                            </table:table-cell>
                          </table:table-row>
                        </table:table>
                        <draw:image xlink:href="Pictures/TablePreview13.svm" xlink:type="simple" xlink:show="embed" xlink:actuate="onLoad"/>
                      </draw:frame>
                      <draw:frame draw:style-name="gr3" draw:layer="layout" svg:width="15.123cm" svg:height="1.189cm" svg:x="2.798cm" svg:y="25.024cm">
                        <table:table table:template-name="default" table:use-first-row-styles="true" table:use-banding-rows-styles="true">
                          <table:table-column table:style-name="co11"/>
                          <table:table-column table:style-name="co11"/>
                          <table:table-column table:style-name="co12"/>
                          <table:table-row table:style-name="ro2" table:default-cell-style-name="ce2">
                            <table:table-cell>
                              <text:p text:style-name="P6"><text:span text:style-name="T5">clipping_layer</text:span></text:p>
                            </table:table-cell>
                            <table:table-cell>
                              <text:p text:style-name="P6"><text:span text:style-name="T5">Input:</text:span></text:p>
                            </table:table-cell>
                            <table:table-cell>
                              <text:p text:style-name="P6"><text:span text:style-name="T5">[(BatchSize,28,28,1)]</text:span></text:p>
                            </table:table-cell>
                          </table:table-row>
                          <table:table-row table:style-name="ro2" table:default-cell-style-name="ce2">
                            <table:table-cell>
                              <text:p text:style-name="P8"><text:span text:style-name="T5">ClippingLayer</text:span></text:p>
                            </table:table-cell>
                            <table:table-cell>
                              <text:p text:style-name="P6"><text:span text:style-name="T5">Output:</text:span></text:p>
                            </table:table-cell>
                            <table:table-cell>
                              <text:p text:style-name="P6"><text:span text:style-name="T5">[(BatchSize,28,28,1)]</text:span></text:p>
                            </table:table-cell>
                          </table:table-row>
                        </table:table>
                        <draw:image xlink:href="Pictures/TablePreview14.svm" xlink:type="simple" xlink:show="embed" xlink:actuate="onLoad"/>
                      </draw:frame>
                      <draw:line draw:style-name="gr4" draw:text-style-name="P5" draw:layer="layout" svg:x1="10.162cm" svg:y1="18.982cm" svg:x2="10.162cm" svg:y2="18.693cm">
                        <text:p/>
                      </draw:line>
                      <draw:line draw:style-name="gr4" draw:text-style-name="P5" draw:layer="layout" svg:x1="10.162cm" svg:y1="20.527cm" svg:x2="10.162cm" svg:y2="20.238cm">
                        <text:p/>
                      </draw:line>
                      <draw:line draw:style-name="gr4" draw:text-style-name="P5" draw:layer="layout" svg:x1="10.162cm" svg:y1="21.977cm" svg:x2="10.162cm" svg:y2="21.688cm">
                        <text:p/>
                      </draw:line>
                      <draw:line draw:style-name="gr4" draw:text-style-name="P5" draw:layer="layout" svg:x1="10.162cm" svg:y1="23.522cm" svg:x2="10.162cm" svg:y2="23.233cm">
                        <text:p/>
                      </draw:line>
                      <draw:line draw:style-name="gr4" draw:text-style-name="P5" draw:layer="layout" svg:x1="10.162cm" svg:y1="24.971cm" svg:x2="10.162cm" svg:y2="24.682cm">
                        <text:p/>
                      </draw:line>
                    </draw:g>
                  </draw:g>
                </draw:g>
              </draw:g>
            </draw:g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start="Concave_20_shor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7:26:33.269264177</meta:creation-date>
    <dc:title>default_draw</dc:title>
    <meta:editing-duration>PT1H52M56S</meta:editing-duration>
    <meta:editing-cycles>4</meta:editing-cycles>
    <meta:generator>LibreOffice/7.6.5.2$Linux_X86_64 LibreOffice_project/60$Build-2</meta:generator>
    <dc:date>2024-04-10T19:26:15.782664791</dc:date>
    <meta:document-statistic meta:object-count="41"/>
    <meta:template xlink:type="simple" xlink:actuate="onRequest" xlink:title="default_draw" xlink:href="../../../../Templates/default_draw.otg" meta:date="2024-04-10T17:26:32.669343523"/>
  </office:meta>
</office:document-meta>
</file>